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svg:stroke-width="0.03cm" svg:stroke-color="#000000" draw:marker-start-width="0.295cm" draw:marker-end="Linienspitzen_20_2" draw:marker-end-width="0.2cm" draw:fill="none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2.174cm" fo:min-width="1.938cm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none" loext:fill-use-slide-background="false" draw:textarea-horizontal-align="justify" draw:textarea-vertical-align="middle" draw:auto-grow-height="false" fo:min-height="2.896cm" fo:min-width="2.624cm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width="0.03cm" svg:stroke-color="#000000" draw:marker-start="Dimension_20_Lines" draw:marker-start-width="0.2cm" draw:marker-end="Dimension_20_Lines" draw:marker-end-width="0.2cm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036cm" fo:min-width="2.462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11cm" fo:min-width="3.166cm" fo:padding-top="0.14cm" fo:padding-bottom="0.14cm" fo:padding-left="0.265cm" fo:padding-right="0.265cm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d_{\mathrm{max}}$§svg§600§TRUE§</svg:desc>
          <draw:g draw:style-name="gr2">
            <draw:path draw:style-name="gr3" draw:text-style-name="P1" draw:layer="layout" svg:width="0.199cm" svg:height="0.296cm" svg:x="5.116cm" svg:y="4.3cm" svg:viewBox="0 0 200 297" svg:d="M200 5c-1-2 0-5-5-5-6 0-46 4-54 5-3 0-6 2-6 8 0 5 4 5 11 5 21 0 21 2 21 7-1 3-1 6-2 9-8 33-16 66-25 99-7-16-19-26-38-26-49 0-102 61-102 122 0 39 24 68 56 68 9 0 30-2 55-32 3 18 18 32 39 32 14 0 24-11 31-24 7-14 8-27 12-41 0-4-4-4-5-4-5 0-5 1-6 7-7 27-14 52-32 52-11 0-12-10-12-19 0-11 0-13 2-20 20-81 40-162 60-243zM113 242c-2 7-2 8-9 15-18 23-36 30-46 30-22 0-28-22-28-39 0-22 13-73 23-92 13-25 32-41 49-41 27 0 33 35 33 37s-1 5-1 7c-7 28-14 55-21 83z">
              <text:p/>
            </draw:path>
            <draw:path draw:style-name="gr3" draw:text-style-name="P1" draw:layer="layout" svg:width="0.247cm" svg:height="0.128cm" svg:x="5.334cm" svg:y="4.525cm" svg:viewBox="0 0 248 129" svg:d="M226 41c0-25-13-41-44-41-23 0-39 13-47 28-6-22-21-28-43-28-24 0-39 13-48 29h-1c0-10 0-19 0-29-14 1-29 2-43 4 0 3 0 7 0 10 20 0 23 2 23 16 0 25 0 51 0 77 0 12-4 12-23 12 0 3 0 7 0 10 1 0 22-1 34-1 10 0 31 1 34 1 0-3 0-7 0-10-19 0-22 0-22-12 0-18 0-36 0-53 0-31 25-46 44-46 20 0 23 16 23 32 0 22 0 44 0 67 0 12-3 12-22 12 0 3 0 7 0 10 11 0 20-1 34-1 10 0 31 1 33 1 0-3 0-7 0-10-19 0-21 0-21-12 0-18 0-36 0-53 0-31 24-46 43-46 20 0 24 16 24 32 0 22 0 44 0 67 0 12-4 12-23 12 0 3 0 7 0 10 1 0 22-1 33-1s32 1 34 1c0-3 0-7 0-10-19 0-22 0-22-12 0-22 0-44 0-66z">
              <text:p/>
            </draw:path>
            <draw:path draw:style-name="gr3" draw:text-style-name="P1" draw:layer="layout" svg:width="0.146cm" svg:height="0.133cm" svg:x="5.611cm" svg:y="4.524cm" svg:viewBox="0 0 147 134" svg:d="M115 53c0-17 0-28-13-39-12-9-27-14-43-14-29 0-48 11-48 29 0 8 6 14 14 14 7 0 13-6 13-14 0-5-2-11-9-13 9-8 27-8 29-8 16 0 34 11 34 35 0 3 0 7 0 10-17 0-36 1-57 9-27 10-35 25-35 40 0 25 31 32 52 32 23 0 37-13 44-25 1 12 8 24 23 24 9-10 28 0 28-29 0-5 0-10 0-15-3 0-6 0-9 0 0 5 0 10 0 15 0 3-1 17-12 17-12 0-11-13-11-18 0-17 0-34 0-50zM92 90c0 27-25 36-38 36-14 0-29-10-29-24 0-17 15-40 67-42 0 10 0 20 0 30z">
              <text:p/>
            </draw:path>
            <draw:path draw:style-name="gr3" draw:text-style-name="P1" draw:layer="layout" svg:width="0.161cm" svg:height="0.126cm" svg:x="5.77cm" svg:y="4.528cm" svg:viewBox="0 0 162 127" svg:d="M92 61c-1-1-1-2-2-2 0-2 19-22 21-25 11-11 22-22 45-23 0-4 0-7 0-11-9 1-17 1-25 1-9 0-21 0-29-1 0 4 0 7 0 11 5 1 6 5 6 7-2 3 0 5-5 10-7 8-14 16-20 23-8-9-16-19-24-28-4-3-4-5-4-6 0-4 4-6 9-6 0-4 0-7 0-11-11 1-23 1-34 1-8 0-20 0-29-1 0 4 0 7 0 11 15 0 22 0 29 9 12 14 25 28 37 42 1 1 3 3 3 4-9 9-22 24-26 27-10 12-20 23-44 23 0 4 0 7 0 11 8 0 16-1 24-1 10 0 22 1 30 1 0-4 0-7 0-11-4 0-6-2-6-6 0-6 4-9 8-14 7-8 14-15 21-23 8 10 16 19 25 29 6 6 6 7 6 8 0 6-7 6-9 6 0 4 0 7 0 11 4 0 24-1 34-1s19 1 29 1c0-4 0-7 0-11-21 0-23-1-29-8-14-16-27-31-41-47z">
              <text:p/>
            </draw:path>
          </draw:g>
        </draw:g>
        <draw:g draw:style-name="gr1">
          <draw:g draw:style-name="gr2">
            <draw:line draw:style-name="gr4" draw:text-style-name="P2" draw:layer="layout" svg:x1="6.591cm" svg:y1="3.637cm" svg:x2="6.45cm" svg:y2="3.496cm">
              <text:p/>
            </draw:line>
          </draw:g>
          <draw:line draw:style-name="gr4" draw:text-style-name="P2" draw:layer="layout" svg:x1="7.175cm" svg:y1="8.914cm" svg:x2="7.175cm" svg:y2="1.061cm">
            <text:p/>
          </draw:line>
          <draw:line draw:style-name="gr4" draw:text-style-name="P2" draw:layer="layout" svg:x1="2.1cm" svg:y1="4.916cm" svg:x2="9.93cm" svg:y2="4.916cm">
            <text:p/>
          </draw:line>
          <draw:custom-shape draw:style-name="gr5" draw:text-style-name="P2" draw:layer="layout" svg:width="3.49cm" svg:height="3.47cm" svg:x="3.676cm" svg:y="3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" draw:text-style-name="P2" draw:layer="layout" svg:x1="4.241cm" svg:y1="3.635cm" svg:x2="4.1cm" svg:y2="3.777cm">
              <text:p/>
            </draw:line>
          </draw:g>
          <draw:g draw:style-name="gr2">
            <draw:line draw:style-name="gr4" draw:text-style-name="P2" draw:layer="layout" svg:x1="5.272cm" svg:y1="6.65cm" svg:x2="5.472cm" svg:y2="6.65cm">
              <text:p/>
            </draw:line>
          </draw:g>
          <draw:custom-shape draw:style-name="gr6" draw:text-style-name="P2" draw:layer="layout" svg:width="4.458cm" svg:height="4.49cm" svg:x="2.709cm" svg:y="2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" draw:text-style-name="P2" draw:layer="layout" svg:x1="4.954cm" svg:y1="7.163cm" svg:x2="5.154cm" svg:y2="7.163cm">
              <text:p/>
            </draw:line>
          </draw:g>
          <draw:g draw:style-name="gr2">
            <draw:line draw:style-name="gr4" draw:text-style-name="P2" draw:layer="layout" svg:x1="4.772cm" svg:y1="2.68cm" svg:x2="4.572cm" svg:y2="2.68cm">
              <text:p/>
            </draw:line>
          </draw:g>
          <draw:line draw:style-name="gr4" draw:text-style-name="P2" draw:layer="layout" svg:x1="7.405cm" svg:y1="4.6cm" svg:x2="4.66cm" svg:y2="8.52cm">
            <text:p/>
          </draw:line>
          <draw:line draw:style-name="gr4" draw:text-style-name="P2" draw:layer="layout" svg:x1="4.182cm" svg:y1="7.874cm" svg:x2="3.791cm" svg:y2="8.437cm">
            <text:p/>
          </draw:line>
        </draw:g>
        <draw:g draw:style-name="gr1">
          <svg:title>TexMaths</svg:title>
          <svg:desc>12§latex§$x$§svg§600§TRUE§</svg:desc>
          <draw:g draw:style-name="gr2">
            <draw:path draw:style-name="gr3" draw:text-style-name="P1" draw:layer="layout" svg:width="0.207cm" svg:height="0.187cm" svg:x="9.417cm" svg:y="5.044cm" svg:viewBox="0 0 208 188" svg:d="M128 58c2-10 12-48 41-48 2 0 12 0 21 4-12 3-20 13-20 23 0 7 5 14 15 14s23-7 23-24c0-21-25-27-38-27-25 0-40 21-44 32-11-28-34-32-46-32-43 0-67 54-67 64 0 4 4 4 5 4 4 0 5 0 6-5 13-44 42-53 55-53 8 0 23 3 23 27 0 13-8 40-23 99-6 26-20 42-40 42-2 0-12 0-20-4 10-3 19-11 19-23 0-11-9-14-15-14-12 0-23 11-23 24 0 19 20 27 39 27 28 0 42-29 45-32 4 15 19 32 44 32 43 0 67-54 67-64 0-4-4-4-5-4-4 0-5 1-6 5-13 44-42 53-55 53-17 0-23-13-23-27 0-8 3-18 8-36 4-19 9-38 14-57z">
              <text:p/>
            </draw:path>
          </draw:g>
        </draw:g>
        <draw:g draw:style-name="gr1">
          <svg:title>TexMaths</svg:title>
          <svg:desc>12§latex§$y$§svg§600§TRUE§</svg:desc>
          <draw:g draw:style-name="gr2">
            <draw:path draw:style-name="gr3" draw:text-style-name="P1" draw:layer="layout" svg:width="0.191cm" svg:height="0.27cm" svg:x="7.318cm" svg:y="1.346cm" svg:viewBox="0 0 192 271" svg:d="M190 26c2-6 2-7 2-10 0-8-6-11-12-11-5 0-11 2-14 8-1 3-5 16-6 23-4 11-6 23-8 33-7 25-13 50-20 76-1 7-19 35-46 35-22 0-26-18-26-33 0-19 7-45 21-83 6-16 9-21 9-29 0-19-14-35-35-35-39 0-55 61-55 64 0 5 3 4 5 5 5 0 5-1 7-8 11-40 27-51 42-51 3 0 10 0 10 13 0 10-4 21-7 30-16 44-24 68-24 87 0 37 27 50 51 50 16 0 31-7 41-19-4 21-9 42-26 64-11 15-27 27-46 27-5 0-24-2-32-18 6 0 12 0 18-5 4-4 9-10 9-17 0-13-12-14-16-14-9 0-24 6-24 26 0 22 19 37 45 37 42 0 85-38 97-86 14-53 27-106 40-159z">
              <text:p/>
            </draw:path>
          </draw:g>
        </draw:g>
        <draw:g draw:style-name="gr1">
          <svg:title>TexMaths</svg:title>
          <svg:desc>12§latex§$z$§svg§600§TRUE§</svg:desc>
          <draw:g draw:style-name="gr2">
            <draw:path draw:style-name="gr3" draw:text-style-name="P1" draw:layer="layout" svg:width="0.175cm" svg:height="0.187cm" svg:x="5.119cm" svg:y="8.146cm" svg:viewBox="0 0 176 188" svg:d="M37 149c22-24 34-35 50-48 13-12 26-21 40-37 39-38 49-58 49-60 0-4-4-4-5-4-2 0-3 1-6 5-13 20-21 26-31 26s-15-6-21-13c-8-10-15-18-29-18-30 0-50 38-50 48 0 2 2 4 5 4 4 0 5-2 5-4 8-19 32-21 36-21 8 0 16 4 26 8 16 5 21 5 32 5-16 18-50 48-58 55-13 12-25 23-37 35-29 27-43 51-43 54 0 4 4 4 5 4 3 0 5-1 7-6 9-14 21-25 34-25 10 0 15 4 25 16 7 8 15 15 27 15 41 0 65-52 65-64 0-1-2-4-5-4s-5 3-6 5c-9 27-37 36-50 36-8 0-15-3-25-6-14-5-20-7-28-7-1 0-7 0-12 1z">
              <text:p/>
            </draw:path>
          </draw:g>
        </draw:g>
        <draw:g draw:style-name="gr1">
          <svg:title>TexMaths</svg:title>
          <svg:desc>12§latex§$U_{y}(t)$§svg§600§TRUE§</svg:desc>
          <draw:g draw:style-name="gr2">
            <draw:path draw:style-name="gr3" draw:text-style-name="P1" draw:layer="layout" svg:width="0.29cm" svg:height="0.295cm" svg:x="4.117cm" svg:y="3.972cm" svg:viewBox="0 0 291 296" svg:d="M240 44c3-18 11-30 44-31 2 0 7-1 7-8 0-1 0-5-5-5-14 0-28 1-43 1-14 0-30-1-43-1-3 0-8 0-8 8 0 5 5 5 8 5 24 0 28 9 28 18 0 1 0 7-1 8-13 51-25 101-38 151-14 55-62 92-105 92-28 0-50-17-50-55 1-10 0-14 3-32 14-54 28-108 42-163 4-15 4-19 35-19 11 0 14 0 14-8 0-5-5-5-6-5-12 0-42 1-54 1s-42-1-54-1c-3 0-8 0-8 8 0 5 4 5 12 5 1 0 8 0 16 0 8 1 12 1 12 7 0 3-5 21-8 30-3 13-6 25-9 37-4 16-24 96-25 103-4 12-4 18-4 25 0 51 38 81 83 81 52 0 105-48 118-103 13-50 26-99 39-149z">
              <text:p/>
            </draw:path>
            <draw:path draw:style-name="gr3" draw:text-style-name="P1" draw:layer="layout" svg:width="0.15cm" svg:height="0.188cm" svg:x="4.39cm" svg:y="4.192cm" svg:viewBox="0 0 151 189" svg:d="M150 18c1-4 1-5 1-6 0-6-5-10-10-10-3 0-9 2-12 8-1 1-3 10-4 16-2 8-4 16-6 24-3 7-11 45-12 48-12 9-13 25-36 25-21 0-21-19-21-24 0-15 8-34 16-57 4-10 5-12 5-18 0-13-12-24-28-24-30 0-43 39-43 44 0 4 4 4 5 4 5 0 5-1 6-5 7-24 19-36 31-36 5 0 7 4 7 11s-2 13-3 17c-15 36-18 46-18 60 0 4 0 19 12 28 9 7 21 9 30 9 10 0 21-4 31-14-4 17-6 29-19 44-8 9-20 19-35 19-3 0-17 0-23-10 17-2 17-15 17-17 0-9-10-10-12-10-7 0-17 6-17 19 0 15 14 26 35 26 30 0 66-23 75-60s19-74 28-111z">
              <text:p/>
            </draw:path>
            <draw:path draw:style-name="gr3" draw:text-style-name="P1" draw:layer="layout" svg:width="0.096cm" svg:height="0.419cm" svg:x="4.62cm" svg:y="3.943cm" svg:viewBox="0 0 97 420" svg:d="M97 415c0-1 0-1-7-8-53-54-66-133-66-198 0-73 17-146 68-197 5-6 5-6 5-7 0-4-1-5-3-5-5 0-42 29-68 83-21 45-26 92-26 126s5 84 28 132c25 52 61 79 66 79 2 0 3-1 3-5z">
              <text:p/>
            </draw:path>
            <draw:path draw:style-name="gr3" draw:text-style-name="P1" draw:layer="layout" svg:width="0.127cm" svg:height="0.266cm" svg:x="4.752cm" svg:y="3.996cm" svg:viewBox="0 0 128 267" svg:d="M77 95c13 0 26 0 39 0 9 0 12 0 12-9 0-5-3-5-11-5-12 0-24 0-37 0 15-59 17-68 17-70 0-7-5-11-12-11-1 0-13 0-17 14-5 23-11 45-16 67-14 0-27 0-40 0-8 0-12 0-12 9 0 5 2 5 11 5 12 0 25 0 37 0-30 118-31 125-31 134 0 22 15 38 38 38 43 0 67-61 67-65 0-3-3-3-5-3-4 0-4 1-7 4-18 45-39 54-54 54-9 0-13-4-13-19 0-9 1-13 3-20 10-41 20-82 31-123z">
              <text:p/>
            </draw:path>
            <draw:path draw:style-name="gr3" draw:text-style-name="P1" draw:layer="layout" svg:width="0.097cm" svg:height="0.419cm" svg:x="4.918cm" svg:y="3.943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g draw:style-name="gr1">
          <svg:title>TexMaths</svg:title>
          <svg:desc>12§latex§$U_{0}$§svg§600§TRUE§</svg:desc>
          <draw:g draw:style-name="gr2">
            <draw:path draw:style-name="gr3" draw:text-style-name="P1" draw:layer="layout" svg:width="0.29cm" svg:height="0.294cm" svg:x="2.818cm" svg:y="2.845cm" svg:viewBox="0 0 291 295" svg:d="M238 44c4-18 12-30 45-31 2 0 8 0 8-8-2-2 0-5-6-5-15 0-29 1-43 1-15 0-30-1-43-1-3 0-8 0-8 8 0 5 4 5 8 5 23 0 28 10 28 18 0 1-1 8-1 10-13 49-25 99-38 149-15 56-62 92-104 92-29 0-52-18-52-54 0-1 0-14 5-33 14-54 27-109 41-163 3-15 5-19 36-19 10 0 13 0 13-8 0-5-4-5-5-5-12 0-42 1-54 1s-42-1-54-1c-3 0-8 0-8 8 0 5 4 5 12 5 5 1 8 0 15 1 8 0 11 2 11 6 0 3-3 21-6 30-3 13-6 25-9 37-4 17-24 96-27 104-2 11-2 18-2 24 0 52 38 80 83 80 52 0 104-46 118-103 12-49 25-98 37-148z">
              <text:p/>
            </draw:path>
            <draw:path draw:style-name="gr3" draw:text-style-name="P1" draw:layer="layout" svg:width="0.135cm" svg:height="0.2cm" svg:x="3.091cm" svg:y="2.999cm" svg:viewBox="0 0 136 201" svg:d="M136 102c0-33-3-57-16-77-10-13-28-25-52-25-68 0-68 81-68 102s0 99 68 99 68-79 68-99zM68 192c-13 0-31-8-37-32-3-17-3-40-3-62s0-44 3-60c6-24 25-30 37-30 16 0 31 10 37 27 4 16 5 37 5 63 0 22 0 43-4 61-6 27-26 33-38 33z">
              <text:p/>
            </draw:path>
          </draw:g>
        </draw:g>
        <draw:line draw:style-name="gr7" draw:text-style-name="P2" draw:layer="layout" svg:x1="3.75cm" svg:y1="4.75cm" svg:x2="7.1cm" svg:y2="4.75cm">
          <text:p/>
        </draw:line>
        <draw:custom-shape draw:style-name="gr8" draw:text-style-name="P3" draw:layer="layout" svg:width="4.75cm" svg:height="0.5cm" svg:x="4.801cm" svg:y="9.001cm">
          <text:p/>
          <draw:enhanced-geometry svg:viewBox="0 0 21600 21600" draw:glue-points="?f6 0 10800 ?f8 ?f11 10800 ?f9 21600 10800 ?f10 ?f5 10800" draw:text-areas="?f3 ?f3 ?f4 ?f4" draw:type="parallelogram" draw:modifiers="1554.872658387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1">
          <svg:title>TexMaths</svg:title>
          <svg:desc>12§latex§$\vec{B}$§svg§600§TRUE§</svg:desc>
          <draw:g draw:style-name="gr2">
            <draw:path draw:style-name="gr3" draw:text-style-name="P1" draw:layer="layout" svg:width="0.184cm" svg:height="0.082cm" svg:x="4.247cm" svg:y="7.948cm" svg:viewBox="0 0 185 83" svg:d="M148 50c-6 5-19 17-19 24 0 5 4 9 9 9 3 0 6-3 7-5 6-6 15-18 33-28 4-1 7-3 7-8s-2-7-6-8c-9-8-13-15-16-24-2-4-3-10-9-10s-8 6-8 8c0 3 4 16 10 26-48 0-95 0-142 0-7 0-14 0-14 8s7 8 14 8c45 0 90 0 134 0z">
              <text:p/>
            </draw:path>
            <draw:path draw:style-name="gr3" draw:text-style-name="P1" draw:layer="layout" svg:width="0.298cm" svg:height="0.285cm" svg:x="4.121cm" svg:y="8.068cm" svg:viewBox="0 0 299 286" svg:d="M49 254c-4 15-5 19-38 19-7 0-11 0-11 8 0 5 4 5 11 5 50 0 99 0 149 0 66 0 116-49 116-91 0-30-25-54-64-58 43-9 87-40 87-80 0-31-27-57-78-57-47 0-94 0-141 0-8 0-12 0-12 8 0 4 4 4 12 4 5 0 9 0 16 1s10 1 10 7c0 2 0 3-1 8-18 75-37 150-56 226zM112 133c9-35 18-70 27-104 3-16 5-17 22-17 18 0 36 0 54 0 36 0 46 25 46 43 0 37-36 78-88 78-20 0-40 0-61 0zM93 273c-6 0-6 0-8 0-5-1-6-1-6-5 0-1 0-1 2-9 10-39 19-79 29-118 26 0 53 0 79 0 41 0 48 31 48 49 0 42-37 83-86 83-19 0-39 0-58 0z">
              <text:p/>
            </draw:path>
          </draw:g>
        </draw:g>
        <draw:custom-shape draw:style-name="gr9" draw:text-style-name="P3" draw:layer="layout" svg:width="4.75cm" svg:height="0.5cm" svg:x="4.802cm" svg:y="0.402cm">
          <text:p/>
          <draw:enhanced-geometry svg:viewBox="0 0 21600 21600" draw:glue-points="?f6 0 10800 ?f8 ?f11 10800 ?f9 21600 10800 ?f10 ?f5 10800" draw:text-areas="?f3 ?f3 ?f4 ?f4" draw:type="parallelogram" draw:modifiers="1554.872658387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3T22:05:58.731430028</dc:date>
    <meta:editing-duration>PT17H17M16S</meta:editing-duration>
    <meta:editing-cycles>62</meta:editing-cycles>
    <meta:generator>LibreOffice/24.2.5.2$Linux_X86_64 LibreOffice_project/420$Build-2</meta:generator>
    <meta:print-date>2024-10-13T21:49:32.635459382</meta:print-date>
    <meta:printed-by>PDF-Dateien</meta:printed-by>
    <meta:document-statistic meta:object-count="50"/>
  </office:meta>
</office:document-meta>
</file>